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svg:stroke-linecap="butt" draw:fill="solid" draw:fill-color="#7f7f7f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svg:stroke-linecap="butt" draw:fill="solid" draw:fill-color="#000000" draw:opacity="8%" draw:textarea-horizontal-align="center" draw:textarea-vertical-align="middle"/>
    </style:style>
    <style:style style:name="P1" style:family="paragraph">
      <loext:graphic-properties draw:fill="solid" draw:fill-color="#7f7f7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 draw:opacity="8%"/>
      <style:paragraph-properties fo:text-align="center"/>
    </style:style>
  </office:automatic-styles>
  <office:body>
    <office:drawing>
      <draw:page draw:name="page1" draw:style-name="dp1" draw:master-page-name="Predeterminado">
        <draw:path draw:style-name="gr1" draw:text-style-name="P1" draw:layer="layout" svg:width="1.04cm" svg:height="1.056cm" svg:x="0.015cm" svg:y="0.013cm" svg:viewBox="0 0 1041 1057" svg:d="M0 529c0-292 233-529 521-529 287 0 520 237 520 529 0 291-233 528-520 528-288 0-521-237-521-528z">
          <text:p/>
        </draw:path>
        <draw:path draw:style-name="gr2" draw:text-style-name="P2" draw:layer="layout" svg:width="0.46cm" svg:height="0.467cm" svg:x="0.358cm" svg:y="0.29cm" svg:viewBox="0 0 461 468" svg:d="M123 406c0-34-28-62-62-62s-61 28-61 62c0 35 27 62 61 62s62-27 62-62zM304 468c0-170-137-309-304-309v90c57 0 111 23 152 64 41 42 63 97 63 155zM461 468c0-258-207-468-461-468v90c205 0 372 170 372 378z">
          <text:p/>
        </draw:path>
        <draw:path draw:style-name="gr3" draw:text-style-name="P3" draw:layer="layout" svg:width="0.807cm" svg:height="0.953cm" svg:x="0.248cm" svg:y="0.116cm" svg:viewBox="0 0 808 954" svg:d="M808 426c0 291-233 528-520 528-107 0-206-33-288-89l595-865c129 96 213 251 213 426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4cm" fo:margin-bottom="0.044cm" fo:margin-left="0.044cm" fo:margin-right="0.044cm" fo:page-width="1.085cm" fo:page-height="1.0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1-24T10:35:08.854349044</dc:date>
    <meta:editing-duration>PT3M11S</meta:editing-duration>
    <meta:editing-cycles>1</meta:editing-cycles>
    <meta:document-statistic meta:object-count="3"/>
    <meta:generator>LibreOffice/6.3.4.2$Linux_X86_64 LibreOffice_project/30$Build-2</meta:generator>
  </office:meta>
</office:document-meta>
</file>